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2107136775380434570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8609896772931942432" text:style-name="L2">
        <text:list-item>
          <text:list>
            <text:list-item>
              <text:p text:style-name="P2">unit of programability</text:p>
            </text:list-item>
            <text:list-item>
              <text:p text:style-name="P2">has states and behaviors</text:p>
            </text:list-item>
          </text:list>
        </text:list-item>
        <text:list-item>
          <text:p text:style-name="P2">Class</text:p>
          <text:list>
            <text:list-item>
              <text:p text:style-name="P2">template/ blueprint for an object</text:p>
            </text:list-item>
            <text:list-item>
              <text:p text:style-name="P2">can have 0+ instances depending on setup</text:p>
            </text:list-item>
          </text:list>
        </text:list-item>
        <text:list-item>
          <text:p text:style-name="P2">pillars of OOP</text:p>
        </text:list-item>
      </text:list>
      <text:list xml:id="list7203723195212260804" text:style-name="L3">
        <text:list-item>
          <text:list>
            <text:list-item>
              <text:list>
                <text:list-item>
                  <text:p text:style-name="P3">inheritance</text:p>
                </text:list-item>
                <text:list-item>
                  <text:p text:style-name="P3">polymorphism</text:p>
                </text:list-item>
                <text:list-item>
                  <text:p text:style-name="P3">encapsulation</text:p>
                </text:list-item>
                <text:list-item>
                  <text:p text:style-name="P3">abstraction</text:p>
                </text:list-item>
              </text:list>
            </text:list-item>
          </text:list>
        </text:list-item>
        <text:list-item>
          <text:p text:style-name="P3">Inheritance</text:p>
          <text:list>
            <text:list-item>
              <text:p text:style-name="P3">the ability of an programming languate to allow for a heirarche of objects</text:p>
            </text:list-item>
            <text:list-item>
              <text:p text:style-name="P3">parent – child relations ship</text:p>
            </text:list-item>
          </text:list>
        </text:list-item>
        <text:list-item>
          <text:p text:style-name="P3">Encapsulation</text:p>
          <text:list>
            <text:list-item>
              <text:p text:style-name="P3">Wrap and protect data fields, parameters outsid of class manipulation</text:p>
            </text:list-item>
            <text:list-item>
              <text:p text:style-name="P3">concealing the internal state</text:p>
            </text:list-item>
            <text:list-item>
              <text:p text:style-name="P3">requires interaction with the class methods</text:p>
            </text:list-item>
            <text:list-item>
              <text:p text:style-name="P3">getters (accessors)</text:p>
            </text:list-item>
            <text:list-item>
              <text:p text:style-name="P3">setters (modulators)</text:p>
            </text:list-item>
          </text:list>
        </text:list-item>
        <text:list-item>
          <text:p text:style-name="P3">Polymorphism</text:p>
          <text:list>
            <text:list-item>
              <text:p text:style-name="P3">the ability for a programming language to be able to tell the differences between objects and methods w/ diff variable/class types</text:p>
            </text:list-item>
            <text:list-item>
              <text:p text:style-name="P3">over-riding</text:p>
              <text:list>
                <text:list-item>
                  <text:p text:style-name="P3">same name, same parameters, “different behavior”</text:p>
                  <text:list>
                    <text:list-item>
                      <text:p text:style-name="P3">Animal → Dog</text:p>
                      <text:list>
                        <text:list-item>
                          <text:p text:style-name="P3">Animal</text:p>
                          <text:list>
                            <text:list-item>
                              <text:p text:style-name="P3">Eat(){Sys.out(“Im an animal eating.”);}</text:p>
                            </text:list-item>
                          </text:list>
                        </text:list-item>
                        <text:list-item>
                          <text:p text:style-name="P3">Dog</text:p>
                          <text:list>
                            <text:list-item>
                              <text:p text:style-name="P3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overloading</text:p>
              <text:list>
                <text:list-item>
                  <text:p text:style-name="P3">same name, different parameters (in number or type), 'different behavior'</text:p>
                </text:list-item>
              </text:list>
            </text:list-item>
            <text:list-item>
              <text:p text:style-name="P3">Parametric Polymorphism</text:p>
              <text:list>
                <text:list-item>
                  <text:p text:style-name="P3">Essentially overloading </text:p>
                </text:list-item>
              </text:list>
            </text:list-item>
            <text:list-item>
              <text:p text:style-name="P3">many forms </text:p>
              <text:list>
                <text:list-item>
                  <text:p text:style-name="P3">multiple “is → a”</text:p>
                  <text:list>
                    <text:list-item>
                      <text:p text:style-name="P3">Object → Animal → Mammal → Dog → Great Dane</text:p>
                    </text:list-item>
                  </text:list>
                </text:list-item>
                <text:list-item>
                  <text:p text:style-name="P3"><text:soft-page-break/>covariance</text:p>
                  <text:list>
                    <text:list-item>
                      <text:p text:style-name="P3">covariant return-types</text:p>
                      <text:list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08T13:50:07.66</dc:date>
    <meta:editing-duration>PT27M27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43" meta:word-count="194" meta:character-count="1113"/>
  </office:meta>
</office:document-meta>
</file>